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rsid="0005b95d" officeooo:paragraph-rsid="0005b95d"/>
    </style:style>
    <style:style style:name="gr1" style:family="graphic" style:parent-style-name="Frame">
      <style:graphic-properties draw:textarea-horizontal-align="justify" draw:textarea-vertical-align="middle" draw:auto-grow-height="false" fo:min-height="1.228cm" fo:min-width="1.9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
        <draw:custom-shape text:anchor-type="paragraph" draw:z-index="0" draw:style-name="gr1" svg:width="3.82cm" svg:height="3.686cm" svg:x="0.751cm" svg:y="1.468cm">
          <text:p text:style-name="P1">Hello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4-06-23T16:11:18.854856491</meta:creation-date>
    <dc:date>2014-06-23T16:11:59.992268408</dc:date>
    <dc:creator>Miklos Vajna</dc:creator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Dev/4.4.0.0.alpha0$Linux_X86_64 LibreOffice_project/7eea4387862c91e753aac0f86d31502814f87746</meta:generator>
  </office:meta>
</office:document-meta>
</file>